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216cc" style:font-size-asian="14pt" style:font-weight-asian="bold" style:font-size-complex="14pt" style:font-weight-complex="bold"/>
    </style:style>
    <style:style style:name="T3" style:family="text">
      <style:text-properties officeooo:rsid="000311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ML</text:span><text:span text:style-name="T1"> Config File to Access Kubernetes Cluster </text:span></text:p>
      <text:p text:style-name="Standard"/>
      <text:p text:style-name="Standard"/>
      <text:p text:style-name="Standard">Follow Below steps to access:</text:p>
      <text:p text:style-name="Standard"/>
      <text:p text:style-name="Standard">Step 1: <text:s/>Create t2.micro instance and ssh into it.</text:p>
      <text:p text:style-name="Standard">Step 2: Use bellow commands</text:p>
      <text:p text:style-name="Standard"/>
      <text:p text:style-name="Standard">sudo apt-get update</text:p>
      <text:p text:style-name="Standard"/>
      <text:p text:style-name="Standard">sudo apt install -y docker.io</text:p>
      <text:p text:style-name="Standard"/>
      <text:p text:style-name="Standard">sudo systemctl enable docker</text:p>
      <text:p text:style-name="Standard"/>
      <text:p text:style-name="Standard">curl -s https://packages.cloud.google.com/apt/doc/apt-key.gpg | sudo apt-key add</text:p>
      <text:p text:style-name="Standard"/>
      <text:p text:style-name="Standard">sudo apt-add-repository "deb http://apt.kubernetes.io/ kubernetes-xenial main"</text:p>
      <text:p text:style-name="Standard"/>
      <text:p text:style-name="Standard">sudo apt-get update</text:p>
      <text:p text:style-name="Standard"/>
      <text:p text:style-name="Standard">sudo apt install -y kubectl </text:p>
      <text:p text:style-name="Standard"/>
      <text:p text:style-name="Standard">swapoff -a</text:p>
      <text:p text:style-name="Standard"/>
      <text:p text:style-name="Standard">mkdir -p $HOME/.kube</text:p>
      <text:p text:style-name="Standard"/>
      <text:p text:style-name="Standard">vi config <text:s/></text:p>
      <text:p text:style-name="Standard"/>
      <text:p text:style-name="Standard">paste below data in file and save file</text:p>
      <text:p text:style-name="Standard"/>
      <text:p text:style-name="Standard">move that Config file in $HOME/.kube location</text:p>
      <text:p text:style-name="Standard"/>
      <text:p text:style-name="Standard">Step 3: <text:s/>For Verification use below command </text:p>
      <text:p text:style-name="Standard"/>
      <text:p text:style-name="Standard">kubectl get pods</text:p>
      <text:p text:style-name="Standard"/>
      <text:p text:style-name="Standard">You will see nginx pod and infront of nginx your team name is entered</text:p>
      <text:p text:style-name="Standard"/>
      <text:p text:style-name="Standard"/>
      <text:p text:style-name="Standard">ex . Below is the example after using <text:span text:style-name="T3">ml</text:span> config file</text:p>
      <text:p text:style-name="Standard"/>
      <text:p text:style-name="Standard"/>
      <text:p text:style-name="Standard">NAME <text:s text:c="10"/>READY <text:s text:c="2"/>STATUS <text:s text:c="3"/>RESTARTS <text:s text:c="2"/>AGE</text:p>
      <text:p text:style-name="Standard">nginx-<text:span text:style-name="T3">ml</text:span> <text:s text:c="2"/>1/1 <text:s text:c="4"/>Running <text:s text:c="2"/>0 <text:s text:c="9"/>11m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Config File Data : </text:p>
      <text:p text:style-name="Standard"/>
      <text:p text:style-name="Standard">apiVersion: v1</text:p>
      <text:p text:style-name="Standard">clusters:</text:p>
      <text:p text:style-name="Standard">- cluster:</text:p>
      <text:p text:style-name="Standard"><text:s text:c="4"/>certificate-authority-data: LS0tLS1CRUdJTiBDRVJUSUZJQ0FURS0tLS0tCk1JSUM1ekNDQWMrZ0F3SUJBZ0lCQURBTkJna3Foa2lHOXcwQkFRc0ZBREFWTVJNd0VRWURWUVFERXdwcmRXSmwKY201bGRHVnpNQjRYRFRJd01URXdNekE0TXpNeU1Wb1hEVE13TVRFd01UQTRNek15TVZvd0ZURVRNQkVHQTFVRQpBeE1LYTNWaVpYSnVaWFJsY3pDQ0FTSXdEUVlKS29aSWh2Y05BUUVCQlFBRGdnRVBBRENDQVFvQ2dnRUJBTW5aCnZmWmduQ0ZHQlBqYWlEWlQyR3J4WVUzVkpBakdYZzRhN3UrUCs5b2dkN3huTEJ6R25wL01rSlNUaXk3WlBYYkwKbERtdWVpbHNsNTh3QXNUV1p4YVZvanVPSDdRWm1SeTY3aDVXTUdxeXNvYm4zVzFIMVVVbGdwS0tLaUxTU0wzZgoxRm1PbkltNDBHQjBUOWxpWHdJQ3ozMVlqbHZHdEFSd3JsOFdERXE0eGs4UU1TR25KSnlHbzBRSEhMMUhkTlBJCkZEQ3I1R2tHRlNQUGVNQzM0bGI5VHB1dUd3NzJyVUMvWHFJanRPeUxRN05EaTc5UHcyMVhyMS9GaGNYMWJaV1EKVDB5djBGK0F1a2VRUnQ5TjBQbTlhNy9ReE9DYjBMcUlsWXFzRjM5Sldnek9yZ1VlbGJ3SHNoaHYxUXVZMXhBdQpmNlB1SjlTWnRMSjVkRktMTjY4Q0F3RUFBYU5DTUVBd0RnWURWUjBQQVFIL0JBUURBZ0trTUE4R0ExVWRFd0VCCi93UUZNQU1CQWY4d0hRWURWUjBPQkJZRUZHRU9QamhGWGVsWGtXKzhNN09tRWtwblZTc2NNQTBHQ1NxR1NJYjMKRFFFQkN3VUFBNElCQVFBejRSd2ROMkdmRTB5aDliSytWN3B3L3lUOUE1UDBtbzVCTm5XT3pubDFWNkZqZ3NIZQp3ZGFzR1ZJUVM1OHRQZ1FWV0dENGI0eG8ydi9yamFTY1krR3dna3hCaStES2hUMlRmVTJKRSs5SVkrdnYvcG5mCnBSeXljb0ZmUnpmbGJCbnRxMjNqY3NyUVRCQnY0UHYvdGh5MVJBcURLZ0J3NjRtWHM5VzFzNTl3UHlOTFhYNkIKY1ErakczV0o4dkRJRlRiNDlzcUYvR3dlYzFTNVJyZDFZQ2VGMDdSUGtITWExNm8zb2hIa3J4NURkb1ZOMEFLZApidXFKNm1Ld0lUWC8rNlplQmJKR1l6M1c5SjMvMjhIZElaN25KeXNJbkZvVWxaUzdTSDVmMGc3YTlvbVhWVERVCkdkTW1GWnJwS0hGZVlOdmdtNUU3QUZsMFhqOTVUNUY1RmFyMgotLS0tLUVORCBDRVJUSUZJQ0FURS0tLS0tCg==</text:p>
      <text:p text:style-name="Standard"><text:s text:c="4"/>server: https://172.31.67.208:6443</text:p>
      <text:p text:style-name="Standard"><text:s text:c="2"/>name: kubernetes</text:p>
      <text:p text:style-name="Standard">contexts:</text:p>
      <text:p text:style-name="Standard">- context:</text:p>
      <text:p text:style-name="Standard"><text:s text:c="4"/>cluster: kubernetes</text:p>
      <text:p text:style-name="Standard"><text:s text:c="4"/>namespace: ml</text:p>
      <text:p text:style-name="Standard"><text:s text:c="4"/>user: ml</text:p>
      <text:p text:style-name="Standard"><text:s text:c="2"/>name: ml-kubernetes</text:p>
      <text:p text:style-name="Standard">current-context: ml-kubernetes</text:p>
      <text:p text:style-name="Standard">kind: Config</text:p>
      <text:p text:style-name="Standard">preferences: {}</text:p>
      <text:p text:style-name="Standard">users:</text:p>
      <text:p text:style-name="Standard">- name: ml</text:p>
      <text:p text:style-name="Standard"><text:s text:c="2"/>user:</text:p>
      <text:p text:style-name="Standard"><text:s text:c="4"/>client-certificate-data: <text:s/>LS0tLS1CRUdJTiBDRVJUSUZJQ0FURS0tLS0tCk1JSUN0akNDQVo0Q0ZHdUxiVEV3cGk2cnpORVBrK0QyWGQ5YVpkckhNQTBHQ1NxR1NJYjNEUUVCQ3dVQU1CVXgKRXpBUkJnTlZCQU1UQ210MVltVnlibVYwWlhNd0hoY05NakF4TVRBMk1EVTFOalF6V2hjTk1qRXhNVEEyTURVMQpOalF6V2pBYU1Rc3dDUVlEVlFRRERBSnRiREVMTUFrR0ExVUVDZ3dDYld3d2dnRWlNQTBHQ1NxR1NJYjNEUUVCCkFRVUFBNElCRHdBd2dnRUtBb0lCQVFDVlJPcmdUWUJwTkpLOWZ3VkR2MjBEVHZpV3FJdXlIeTIzejBYQTRJd2gKYTRnZnFQMndQQ05SSVBDMU5Ed2JzSmZwTTJYaS9hRDVmWmdlY25jbmd2Z1VGbGRMTldFMzRONWttUXkrd0NzbAprVWt0a1Ixd2U5TjNkcmZsQXZYdm5sd052OTJpVzJVaTJkMklSUDVORWk4L2dyTW5tMnRFc3ROVUFqQkQ5TnF2CjZxTGgxUkRIMlViQ3E5NTJEeURmVE1oRnhHN0dtY3VKN3RnK0tSejNDc<text:soft-page-break/>VZUZ1MyUW81OEFiMi9rREVHMzJHY0UKdU9Yb0JPVWhWY0RKVTJXTjdMTmg0NVJ5M3plSzIyYnRlOTJ1L0FVWWE0WkZQQklkMkJoaEFtKzVpd0pFMzduYwp1U2ZucEdWVkhUdGx4ZWdDMDFPaFI4ZXZVUUlpL3NwZko1WGNCU2R6OTNnbEFnTUJBQUV3RFFZSktvWklodmNOCkFRRUxCUUFEZ2dFQkFCQk91U1JwUml4VkVhUXNpMGxmbDd4NUMxaGFjZE9CakVMR0ZwRmZWUDF1OE1uSW1yczYKSmxEekZBRTNieHFqWmJtQi9POFhUd29pVjRFaTNCUkRuSzZTNFMxaWFBUzI0MkNWaVJTUjIvMVJud2JhYnVJSQp1VEtHMjFkL0lNQ3YyYk1VR2xKOTFHMzRuWndPeUpuWStZaVl2ZldlSVVPemxXcnNlWFRlKzI2SHdqempkRFJWCnV2Ykg2L0RSNUhucWN0MHh5aTc5NENVTUd5UmN3VzlEVFVNbTQ2M0dzZ3ZFTjBDQW1HWVVHUlFNZk5WTEFvT2gKVGk2R2JkbGRGQWVrbTlscHV0QnZqc2ZicXRuQWJmWHZaQUdHcjBWWUVDOENEakY4QnNEbit2UG5uM1lJUjEybwpyZFVtTWc5TWNrRHpMb3YrUDM0dDE4TGg5a2N2OXFrTUFZTT0KLS0tLS1FTkQgQ0VSVElGSUNBVEUtLS0tLQo=</text:p>
      <text:p text:style-name="Standard"><text:s text:c="4"/>client-key-data: <text:s/>LS0tLS1CRUdJTiBSU0EgUFJJVkFURSBLRVktLS0tLQpNSUlFcEFJQkFBS0NBUUVBbFVUcTRFMkFhVFNTdlg4RlE3OXRBMDc0bHFpTHNoOHR0ODlGd09DTUlXdUlINmo5CnNEd2pVU0R3dFRROEc3Q1g2VE5sNHYyZytYMllIbkozSjRMNEZCWlhTelZoTitEZVpKa012c0FySlpGSkxaRWQKY0h2VGQzYTM1UUwxNzU1Y0RiL2RvbHRsSXRuZGlFVCtUUkl2UDRLeko1dHJSTExUVkFJd1EvVGFyK3FpNGRVUQp4OWxHd3F2ZWRnOGczMHpJUmNSdXhwbkxpZTdZUGlrYzl3cWxVNEV0a0tPZkFHOXY1QXhCdDlobkJMamw2QVRsCklWWEF5Vk5samV5elllT1VjdDgzaXR0bTdYdmRydndGR0d1R1JUd1NIZGdZWVFKdnVZc0NSTis1M0xrbjU2UmwKVlIwN1pjWG9BdE5Ub1VmSHIxRUNJdjdLWHllVjNBVW5jL2Q0SlFJREFRQUJBb0lCQUFjbHI2RmgxSjQwK0RtKwpsVC96TUlNU0N2RWJ6T1NRZlozcGZNdUpkT3c4dTkzWU41MXlvN1pFdjRITnFIc2k3NE1wQk4zaml3dW5LZHQ3Clc1MDJ0aTR3QzZuOE9sVjBuUEZ3S3A0UGtZRlEvWklDK3NmaUJmUVlhU0c4REk2V3BJMjcvQjdFQlltdnFOM1gKZjkyczJ6cE5SY3JGdEZNcnhOYW03Q3kwMHF2Tm01b1lBMndpcFNIS3RjdmcvYW1wSzNkTGxpNWxZTzJ1cVZLbApQWjhnQzRPdms0ZlQ4cmFtZTd4bHBwQ05qc1NMb0NFYm9ROENVbUkzQkNOekZXWmR2anVBdG5MV3NmZWJYMWtUCm5oUU03OTVoNHRROTBuK2pVdXJkSlVmb1NORzF5cU1DQlh5dGdOWG51T1NyRnpKSVZ6K1hTWnZNbm5sYXZtcVYKYldNRGM0RUNnWUVBeG1xNVlibWx4QmcxYjlSTzJ2TW51dFFkejUvb3VVRHJMOWVVVEJlMTVQamtsOTlLYjAzcApUL1JYN0VsTExaL2xYSXcyWTh2U1djVVJnOGVoVUNqZjZTNnNBYTgzaFZ6R2hDZE5lUUxvN0xpWlRHR3RIL1YyCjllRitXTHJxNXhTdVhJVkFqQkMxOE1iNlAxNkVGam80QTBxTVhlcFc5b2Vwc1pvc1dQNk5vRFVDZ1lFQXdKYksKOVYybnZiSFJXTGhkd3RuTmdaT3Fhc2NkZHpJS3dVSDh1bE9IY1Q0aDg0OGdobk5JYXhUMGluRlF2eTE3aWFBSApHOHV4VE4zMm9zR2dVMGNkdWRscVhPUGVPaU1lTHp3UE5TVnF5T3Z4SjNWTmdBMFd4VFdKSkhvQWd2NzZTWEZZCjRHT21UN24vZXBrM1JDU3hWY2FmQkR3UU9uanNDMDYvMkdBaVZqRUNnWUVBa1ZXekhFWGppZE5Cc1B3T0ZvcHMKMjRocm5aMC8xaEliTXh2eFlCc3QvTjNpY3V2M2xiZTM0ZnpVT2hzbG1mRzVDeVVZNGRoMTU1TlYxUFR3ejhwZwoyR2g3VFhDT2RuMFNXOUorQ05sOHk0Z2JvYnNhR0lLdjlFS0xUV3I4ak82MUdNZnlFNlpaM2xlaERiR3BocTUyClFOTG1KaFIwUm5md2NFckJtUjQ3bHRFQ2dZRUFtM1plT1hrem1kNDdscm1rL2xCaEl2TTNndUJldWNSTWlEcWoKTHltVVVPYU44NVVhOVUyRUxPU0tqbUx3Z3BMTmdZZ0xsUFYxbHc0cU5MSEdvTkxzZlFTelptNlBDakVsQVk0aQozSXpxeVd3a2kreVY5Z01hMlhEZzF2QWhENTJTSHN6L3FJcm9TcjFqTE8wWGZzdDcxemp4VGpMS0N0bG4rYXpGCkVuNXYyVkVDZ1lBTnBqVHdhWGE4dXlJRlVHT3dRQmZXYTIzTjQ5RERYc0NKZmJLRkVrNUtUdDhBQ1BhRmNyL04KUUpNYmRqc0hlUlB2OG5CKzVUYWNrWHdPeEFrNUMyTWhNYzNaVmE0UndQcGZnblFzaFBwaGROZk5kL3NKRUV0dApNSUQxdEE5R3FCQkJmSFZtekRHN1ZabWNqbnZ5RVcyczc5MDE4MW02UC9kbjh2eXA0SjdFTlE9PQotLS0tLUVORCBSU0EgUFJJVkFURSBLRVktLS0tLQo=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6T11:40:27.869570384</meta:creation-date>
    <dc:date>2020-11-06T14:00:32.659374036</dc:date>
    <meta:editing-duration>PT1M48S</meta:editing-duration>
    <meta:editing-cycles>5</meta:editing-cycles>
    <meta:generator>LibreOffice/6.3.5.2$Linux_X86_64 LibreOffice_project/30$Build-2</meta:generator>
    <meta:document-statistic meta:table-count="0" meta:image-count="0" meta:object-count="0" meta:page-count="3" meta:paragraph-count="43" meta:word-count="167" meta:character-count="6191" meta:non-whitespace-character-count="5988"/>
  </office:meta>
</office:document-meta>
</file>